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b8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line-height="150%"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g>
            <draw:custom-shape draw:style-name="gr1" draw:text-style-name="P1" draw:layer="layout" svg:width="5cm" svg:height="6.5cm" svg:x="2cm" svg:y="2.2cm">
              <text:p text:style-name="P1"><text:span text:style-name="T1">ID &lt;PK&gt;</text:span></text:p>
              <text:p text:style-name="P1"><text:span text:style-name="T1">uživatelské jméno</text:span></text:p>
              <text:p text:style-name="P1"><text:span text:style-name="T1">celé jméno</text:span></text:p>
              <text:p text:style-name="P1"><text:span text:style-name="T1">popis</text:span></text:p>
              <text:p text:style-name="P1"><text:span text:style-name="T1">výchozí místo</text:span></text:p>
              <text:p text:style-name="P1"><text:span text:style-name="T1">e-mail</text:span></text:p>
              <text:p text:style-name="P1"><text:span text:style-name="T1">pohlaví</text:span></text:p>
              <text:p text:style-name="P1"><text:span text:style-name="T1">výška</text:span></text:p>
              <text:p text:style-name="P1"><text:span text:style-name="T1">váha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rect draw:style-name="gr2" draw:text-style-name="P3" draw:layer="layout" svg:width="5cm" svg:height="1cm" svg:x="2cm" svg:y="1.2cm">
              <text:p text:style-name="P2"><text:span text:style-name="T2">Uživatel</text:span></text:p>
            </draw:rect>
          </draw:g>
          <draw:g draw:id="id5">
            <draw:custom-shape draw:style-name="gr1" draw:text-style-name="P1" draw:layer="layout" svg:width="5cm" svg:height="5cm" svg:x="14cm" svg:y="2.2cm">
              <text:p text:style-name="P1"><text:span text:style-name="T1">ID &lt;PK&gt;</text:span></text:p>
              <text:p text:style-name="P1"><text:span text:style-name="T1">vzdálenost</text:span></text:p>
              <text:p text:style-name="P1"><text:span text:style-name="T1">převýšení</text:span></text:p>
              <text:p text:style-name="P1"><text:span text:style-name="T1">členitost</text:span></text:p>
              <text:p text:style-name="P1"><text:span text:style-name="T1">čas vytvoření</text:span></text:p>
              <text:p text:style-name="P1"><text:span text:style-name="T1">název</text:span></text:p>
              <text:p text:style-name="P1"><text:span text:style-name="T1">popi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rect draw:style-name="gr2" draw:text-style-name="P3" draw:layer="layout" svg:width="5cm" svg:height="1cm" svg:x="14cm" svg:y="1.2cm">
              <text:p text:style-name="P2"><text:span text:style-name="T2">Trasa</text:span></text:p>
            </draw:rect>
          </draw:g>
          <draw:g draw:id="id4">
            <draw:custom-shape draw:style-name="gr1" draw:text-style-name="P1" draw:layer="layout" svg:width="5cm" svg:height="3cm" svg:x="14.4cm" svg:y="10.6cm">
              <text:p text:style-name="P1"><text:span text:style-name="T1">ID &lt;PK&gt;</text:span></text:p>
              <text:p text:style-name="P1"><text:span text:style-name="T1">zeměpisná šířka</text:span></text:p>
              <text:p text:style-name="P1"><text:span text:style-name="T1">zeměpisná délka</text:span></text:p>
              <text:p text:style-name="P1"><text:span text:style-name="T1">nadmořská výška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rect draw:style-name="gr2" draw:text-style-name="P3" draw:layer="layout" svg:width="5cm" svg:height="1cm" svg:x="14.4cm" svg:y="9.6cm">
              <text:p text:style-name="P2"><text:span text:style-name="T2">Bod</text:span></text:p>
            </draw:rect>
          </draw:g>
          <draw:g draw:id="id2">
            <draw:custom-shape draw:style-name="gr1" draw:text-style-name="P1" draw:layer="layout" svg:width="5cm" svg:height="6.5cm" svg:x="10.4cm" svg:y="15.2cm">
              <text:p text:style-name="P1"><text:span text:style-name="T1">ID &lt;PK&gt;</text:span></text:p>
              <text:p text:style-name="P1"><text:span text:style-name="T1">čas</text:span></text:p>
              <text:p text:style-name="P1"><text:span text:style-name="T1">počet kol</text:span></text:p>
              <text:p text:style-name="P1"><text:span text:style-name="T1">celkové převýšení</text:span></text:p>
              <text:p text:style-name="P1"><text:span text:style-name="T1">celková vzdálenost</text:span></text:p>
              <text:p text:style-name="P1"><text:span text:style-name="T1">rychlost</text:span></text:p>
              <text:p text:style-name="P1"><text:span text:style-name="T1">tempo</text:span></text:p>
              <text:p text:style-name="P1"><text:span text:style-name="T1">energie</text:span></text:p>
              <text:p text:style-name="P1"><text:span text:style-name="T1">čas vytvoření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rect draw:style-name="gr2" draw:text-style-name="P3" draw:layer="layout" svg:width="5cm" svg:height="1cm" svg:x="10.4cm" svg:y="14.2cm">
              <text:p text:style-name="P2"><text:span text:style-name="T2">Výkon</text:span></text:p>
            </draw:rect>
          </draw:g>
          <draw:g draw:id="id3">
            <draw:custom-shape draw:style-name="gr1" draw:text-style-name="P1" draw:layer="layout" svg:width="5cm" svg:height="3.725cm" svg:x="2cm" svg:y="11.7cm">
              <text:p text:style-name="P1"><text:span text:style-name="T1">ID &lt;PK&gt;</text:span></text:p>
              <text:p text:style-name="P1"><text:span text:style-name="T1">typ</text:span></text:p>
              <text:p text:style-name="P1"><text:span text:style-name="T1">koeficient energie</text:span></text:p>
              <text:p text:style-name="P1"><text:span text:style-name="T1">obtížnost terénu</text:span></text:p>
              <text:p text:style-name="P1"><text:span text:style-name="T1">rychlost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rect draw:style-name="gr2" draw:text-style-name="P3" draw:layer="layout" svg:width="5cm" svg:height="1cm" svg:x="2cm" svg:y="10.7cm">
              <text:p text:style-name="P2"><text:span text:style-name="T2">Aktivita</text:span></text:p>
            </draw:rect>
          </draw:g>
          <draw:connector draw:style-name="gr3" draw:text-style-name="P2" draw:layer="layout" svg:x1="10.499cm" svg:y1="7.05cm" svg:x2="12.9cm" svg:y2="14.2cm" draw:start-shape="id1" draw:start-glue-point="6" draw:end-shape="id2" svg:d="m10499 7050v3576h2401v3574">
            <text:p/>
          </draw:connector>
          <draw:connector draw:style-name="gr3" draw:text-style-name="P2" draw:layer="layout" svg:x1="7cm" svg:y1="13.062cm" svg:x2="10.4cm" svg:y2="17.95cm" draw:start-shape="id3" draw:start-glue-point="1" draw:end-shape="id2" draw:end-glue-point="3" svg:d="m7000 13062h1701v4888h1699">
            <text:p/>
          </draw:connector>
          <draw:connector draw:style-name="gr3" draw:text-style-name="P2" draw:layer="layout" svg:x1="16.9cm" svg:y1="9.6cm" svg:x2="16.5cm" svg:y2="7.2cm" draw:start-shape="id4" draw:start-glue-point="0" draw:end-shape="id5" draw:end-glue-point="2" svg:d="m16900 9600v-1199h-400v-1201">
            <text:p/>
          </draw:connector>
          <draw:line draw:style-name="gr3" draw:text-style-name="P2" draw:layer="layout" svg:x1="7cm" svg:y1="2.7cm" svg:x2="14cm" svg:y2="2.7cm">
            <text:p/>
          </draw:line>
          <draw:line draw:style-name="gr3" draw:text-style-name="P2" draw:layer="layout" svg:x1="7cm" svg:y1="5.8cm" svg:x2="14cm" svg:y2="5.8cm">
            <text:p/>
          </draw:line>
          <draw:custom-shape draw:style-name="gr4" draw:text-style-name="P2" draw:id="id1" draw:layer="layout" svg:width="5cm" svg:height="2.5cm" svg:x="8cm" svg:y="4.55cm">
            <text:p text:style-name="P2">využívá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layer="layout" svg:width="0.853cm" svg:height="0.963cm" svg:x="7cm" svg:y="1.7cm">
            <draw:text-box>
              <text:p>1</text:p>
            </draw:text-box>
          </draw:frame>
          <draw:frame draw:style-name="gr5" draw:layer="layout" svg:width="1.56cm" svg:height="0.963cm" svg:x="12.5cm" svg:y="1.737cm">
            <draw:text-box>
              <text:p>0..n</text:p>
            </draw:text-box>
          </draw:frame>
          <draw:frame draw:style-name="gr6" draw:layer="layout" svg:width="1.56cm" svg:height="0.963cm" svg:x="7cm" svg:y="4.837cm">
            <draw:text-box>
              <text:p>1..n</text:p>
            </draw:text-box>
          </draw:frame>
          <draw:frame draw:style-name="gr5" draw:layer="layout" svg:width="1.56cm" svg:height="0.963cm" svg:x="12.5cm" svg:y="4.837cm">
            <draw:text-box>
              <text:p>0..n</text:p>
            </draw:text-box>
          </draw:frame>
          <draw:frame draw:style-name="gr6" draw:layer="layout" svg:width="1.738cm" svg:height="0.963cm" svg:x="9.6cm" svg:y="1.7cm">
            <draw:text-box>
              <text:p>tvoří</text:p>
            </draw:text-box>
          </draw:frame>
          <draw:frame draw:style-name="gr7" draw:layer="layout" svg:width="0.853cm" svg:height="0.963cm" svg:x="16.5cm" svg:y="7.237cm">
            <draw:text-box>
              <text:p>1</text:p>
            </draw:text-box>
          </draw:frame>
          <draw:frame draw:style-name="gr5" draw:layer="layout" svg:width="1.56cm" svg:height="0.963cm" svg:x="15.44cm" svg:y="8.737cm">
            <draw:text-box>
              <text:p>2..n</text:p>
            </draw:text-box>
          </draw:frame>
          <draw:frame draw:style-name="gr5" draw:layer="layout" svg:width="3.673cm" svg:height="0.963cm" svg:x="12.827cm" svg:y="7.737cm">
            <draw:text-box>
              <text:p>skládá se z</text:p>
            </draw:text-box>
          </draw:frame>
          <draw:frame draw:style-name="gr8" draw:layer="layout" svg:width="0.853cm" svg:height="0.963cm" svg:x="7cm" svg:y="12.2cm">
            <draw:text-box>
              <text:p>1</text:p>
            </draw:text-box>
          </draw:frame>
          <draw:frame draw:style-name="gr5" draw:layer="layout" svg:width="1.56cm" svg:height="0.963cm" svg:x="9cm" svg:y="16.987cm">
            <draw:text-box>
              <text:p>0..n</text:p>
            </draw:text-box>
          </draw:frame>
          <draw:frame draw:style-name="gr5" draw:layer="layout" svg:width="2.36cm" svg:height="0.963cm" svg:x="8.64cm" svg:y="12.737cm">
            <draw:text-box>
              <text:p>je typu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1T19:22:19.45</meta:creation-date>
    <dc:date>2009-07-21T20:06:01.81</dc:date>
    <meta:editing-duration>PT00H11M51S</meta:editing-duration>
    <meta:editing-cycles>1</meta:editing-cycles>
    <meta:document-statistic meta:object-count="33"/>
    <meta:generator>OpenOffice.org/3.1$Win32 OpenOffice.org_project/310m11$Build-9399</meta:generator>
  </office:meta>
</office:document-meta>
</file>